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47619047619cm"/>
    </style:style>
    <style:style style:name="co3" style:family="table-column">
      <style:table-column-properties fo:break-before="auto" style:column-width="10.49261904761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642857142857cm"/>
    </style:style>
    <style:style style:name="co7" style:family="table-column">
      <style:table-column-properties fo:break-before="auto" style:column-width="5.1102380952381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36" table:default-cell-style-name="ce14"/>
        <table:table-column table:style-name="co7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4" table:style-name="ce5">
            <text:p>2024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10407" table:content-validation-name="val2" table:style-name="ce6">
            <text:p>10,407</text:p>
          </table:table-cell>
          <table:table-cell office:value-type="float" office:value="9510.5052192003041" table:content-validation-name="val1" table:style-name="ce7">
            <text:p>9,510.51</text:p>
          </table:table-cell>
          <table:table-cell office:value-type="float" office:value="21517" table:content-validation-name="val2" table:style-name="ce6">
            <text:p>21,517</text:p>
          </table:table-cell>
          <table:table-cell office:value-type="float" office:value="20303.634654644939" table:content-validation-name="val1" table:style-name="ce7">
            <text:p>20,303.63</text:p>
          </table:table-cell>
          <table:table-cell office:value-type="float" office:value="13817" table:content-validation-name="val2" table:style-name="ce6">
            <text:p>13,817</text:p>
          </table:table-cell>
          <table:table-cell office:value-type="float" office:value="13396.624854352787" table:content-validation-name="val1" table:style-name="ce7">
            <text:p>13,396.62</text:p>
          </table:table-cell>
          <table:table-cell office:value-type="float" office:value="5016" table:content-validation-name="val2" table:style-name="ce6">
            <text:p>5,016</text:p>
          </table:table-cell>
          <table:table-cell office:value-type="float" office:value="4908.6709459468011" table:content-validation-name="val1" table:style-name="ce7">
            <text:p>4,908.67</text:p>
          </table:table-cell>
          <table:table-cell office:value-type="float" office:value="367" table:content-validation-name="val2" table:style-name="ce6">
            <text:p>367</text:p>
          </table:table-cell>
          <table:table-cell office:value-type="float" office:value="362.01621621620001" table:content-validation-name="val1" table:style-name="ce7">
            <text:p>362.02</text:p>
          </table:table-cell>
          <table:table-cell office:value-type="float" office:value="141" table:content-validation-name="val2" table:style-name="ce6">
            <text:p>141</text:p>
          </table:table-cell>
          <table:table-cell office:value-type="float" office:value="140.3013513514" table:content-validation-name="val1" table:style-name="ce7">
            <text:p>140.30</text:p>
          </table:table-cell>
          <table:table-cell office:value-type="float" office:value="51265" table:style-name="ce8">
            <text:p>51,265</text:p>
          </table:table-cell>
          <table:table-cell office:value-type="float" office:value="48621.753241712438" table:style-name="ce9">
            <text:p>48,621.75</text:p>
          </table:table-cell>
          <table:table-cell office:value-type="float" office:value="2571" table:content-validation-name="val4" table:style-name="ce6">
            <text:p>2,571</text:p>
          </table:table-cell>
          <table:table-cell office:value-type="float" office:value="2487.1190042670942" table:content-validation-name="val1" table:style-name="ce7">
            <text:p>2,487.12</text:p>
          </table:table-cell>
          <table:table-cell office:value-type="float" office:value="324" table:content-validation-name="val4" table:style-name="ce6">
            <text:p>324</text:p>
          </table:table-cell>
          <table:table-cell office:value-type="float" office:value="319.84864864859998" table:content-validation-name="val1" table:style-name="ce7">
            <text:p>319.85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2895" table:style-name="ce8">
            <text:p>2,895</text:p>
          </table:table-cell>
          <table:table-cell office:value-type="float" office:value="2806.9676529156941" table:style-name="ce9">
            <text:p>2,806.97</text:p>
          </table:table-cell>
          <table:table-cell table:style-name="ce7"/>
          <table:table-cell office:value-type="float" office:value="54160" table:style-name="ce8">
            <text:p>54,160</text:p>
          </table:table-cell>
          <table:table-cell office:value-type="float" office:value="51428.720894628132" table:style-name="ce9">
            <text:p>51,428.72</text:p>
          </table:table-cell>
          <table:table-cell office:value-type="currency" office:value="155516536.79999998" table:content-validation-name="val5" table:style-name="ce10">
            <text:p>£155,516,536.80</text:p>
          </table:table-cell>
          <table:table-cell office:value-type="currency" office:value="14622479.82" table:content-validation-name="val5" table:style-name="ce10">
            <text:p>£14,622,479.82</text:p>
          </table:table-cell>
          <table:table-cell office:value-type="currency" office:value="3466206.2199999997" table:content-validation-name="val5" table:style-name="ce10">
            <text:p>£3,466,206.22</text:p>
          </table:table-cell>
          <table:table-cell office:value-type="currency" office:value="1518425.3" table:content-validation-name="val5" table:style-name="ce10">
            <text:p>£1,518,425.30</text:p>
          </table:table-cell>
          <table:table-cell office:value-type="currency" office:value="47747781.859999999" table:content-validation-name="val5" table:style-name="ce10">
            <text:p>£47,747,781.86</text:p>
          </table:table-cell>
          <table:table-cell office:value-type="currency" office:value="18331883.23" table:content-validation-name="val5" table:style-name="ce10">
            <text:p>£18,331,883.23</text:p>
          </table:table-cell>
          <table:table-cell office:value-type="currency" office:value="241203313.22999999" table:style-name="ce11">
            <text:p>£241,203,313.23</text:p>
          </table:table-cell>
          <table:table-cell office:value-type="currency" office:value="14456535.140000001" table:content-validation-name="val5" table:style-name="ce10">
            <text:p>£14,456,535.14</text:p>
          </table:table-cell>
          <table:table-cell office:value-type="currency" office:value="11130399.92" table:content-validation-name="val5" table:style-name="ce10">
            <text:p>£11,130,399.92</text:p>
          </table:table-cell>
          <table:table-cell office:value-type="currency" office:value="25586935.060000002" table:style-name="ce11">
            <text:p>£25,586,935.06</text:p>
          </table:table-cell>
          <table:table-cell office:value-type="currency" office:value="266790248.28999999" table:style-name="ce12">
            <text:p>£266,790,248.29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33" table:content-validation-name="val2" table:style-name="ce6">
            <text:p>433</text:p>
          </table:table-cell>
          <table:table-cell office:value-type="float" office:value="328.43" table:content-validation-name="val1" table:style-name="ce7">
            <text:p>328.43</text:p>
          </table:table-cell>
          <table:table-cell office:value-type="float" office:value="327" table:content-validation-name="val2" table:style-name="ce6">
            <text:p>327</text:p>
          </table:table-cell>
          <table:table-cell office:value-type="float" office:value="293.95999999999998" table:content-validation-name="val1" table:style-name="ce7">
            <text:p>293.96</text:p>
          </table:table-cell>
          <table:table-cell office:value-type="float" office:value="508" table:content-validation-name="val2" table:style-name="ce6">
            <text:p>508</text:p>
          </table:table-cell>
          <table:table-cell office:value-type="float" office:value="488.48" table:content-validation-name="val1" table:style-name="ce7">
            <text:p>488.48</text:p>
          </table:table-cell>
          <table:table-cell office:value-type="float" office:value="106" table:content-validation-name="val2" table:style-name="ce6">
            <text:p>106</text:p>
          </table:table-cell>
          <table:table-cell office:value-type="float" office:value="103.42" table:content-validation-name="val1" table:style-name="ce7">
            <text:p>103.42</text:p>
          </table:table-cell>
          <table:table-cell office:value-type="float" office:value="10" table:content-validation-name="val2" table:style-name="ce6">
            <text:p>10</text:p>
          </table:table-cell>
          <table:table-cell office:value-type="float" office:value="10" table:content-validation-name="val1" table:style-name="ce7">
            <text:p>10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384" table:style-name="ce8">
            <text:p>1,384</text:p>
          </table:table-cell>
          <table:table-cell office:value-type="float" office:value="1224.29" table:style-name="ce9">
            <text:p>1,224.29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2" table:content-validation-name="val1" table:style-name="ce6">
            <text:p>12</text:p>
          </table:table-cell>
          <table:table-cell office:value-type="float" office:value="12" table:content-validation-name="val3" table:style-name="ce7">
            <text:p>12.00</text:p>
          </table:table-cell>
          <table:table-cell office:value-type="float" office:value="12" table:style-name="ce8">
            <text:p>12</text:p>
          </table:table-cell>
          <table:table-cell office:value-type="float" office:value="12" table:style-name="ce9">
            <text:p>12.00</text:p>
          </table:table-cell>
          <table:table-cell table:style-name="ce7"/>
          <table:table-cell office:value-type="float" office:value="1396" table:style-name="ce8">
            <text:p>1,396</text:p>
          </table:table-cell>
          <table:table-cell office:value-type="float" office:value="1236.29" table:style-name="ce9">
            <text:p>1,236.29</text:p>
          </table:table-cell>
          <table:table-cell office:value-type="currency" office:value="3609231.4200000004" table:content-validation-name="val5" table:style-name="ce10">
            <text:p>£3,609,231.42</text:p>
          </table:table-cell>
          <table:table-cell office:value-type="currency" office:value="24029.38" table:content-validation-name="val5" table:style-name="ce10">
            <text:p>£24,029.38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52896.95" table:content-validation-name="val5" table:style-name="ce10">
            <text:p>£52,896.95</text:p>
          </table:table-cell>
          <table:table-cell office:value-type="currency" office:value="1026083.14" table:content-validation-name="val5" table:style-name="ce10">
            <text:p>£1,026,083.14</text:p>
          </table:table-cell>
          <table:table-cell office:value-type="currency" office:value="366977.06" table:content-validation-name="val5" table:style-name="ce10">
            <text:p>£366,977.06</text:p>
          </table:table-cell>
          <table:table-cell office:value-type="currency" office:value="5079217.95" table:style-name="ce11">
            <text:p>£5,079,217.95</text:p>
          </table:table-cell>
          <table:table-cell office:value-type="currency" office:value="98280.03" table:content-validation-name="val5" table:style-name="ce10">
            <text:p>£98,280.03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98280.03" table:style-name="ce11">
            <text:p>£98,280.03</text:p>
          </table:table-cell>
          <table:table-cell office:value-type="currency" office:value="5177497.9800000004" table:style-name="ce12">
            <text:p>£5,177,497.98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26" table:content-validation-name="val2" table:style-name="ce6">
            <text:p>126</text:p>
          </table:table-cell>
          <table:table-cell office:value-type="float" office:value="119.93" table:content-validation-name="val1" table:style-name="ce7">
            <text:p>119.93</text:p>
          </table:table-cell>
          <table:table-cell office:value-type="float" office:value="392" table:content-validation-name="val2" table:style-name="ce6">
            <text:p>392</text:p>
          </table:table-cell>
          <table:table-cell office:value-type="float" office:value="368.9" table:content-validation-name="val1" table:style-name="ce7">
            <text:p>368.90</text:p>
          </table:table-cell>
          <table:table-cell office:value-type="float" office:value="376" table:content-validation-name="val2" table:style-name="ce6">
            <text:p>376</text:p>
          </table:table-cell>
          <table:table-cell office:value-type="float" office:value="366.57" table:content-validation-name="val1" table:style-name="ce7">
            <text:p>366.57</text:p>
          </table:table-cell>
          <table:table-cell office:value-type="float" office:value="52" table:content-validation-name="val2" table:style-name="ce6">
            <text:p>52</text:p>
          </table:table-cell>
          <table:table-cell office:value-type="float" office:value="51.06" table:content-validation-name="val1" table:style-name="ce7">
            <text:p>51.06</text:p>
          </table:table-cell>
          <table:table-cell office:value-type="float" office:value="14" table:content-validation-name="val2" table:style-name="ce6">
            <text:p>14</text:p>
          </table:table-cell>
          <table:table-cell office:value-type="float" office:value="14" table:content-validation-name="val1" table:style-name="ce7">
            <text:p>14.00</text:p>
          </table:table-cell>
          <table:table-cell office:value-type="float" office:value="1" table:content-validation-name="val2" table:style-name="ce6">
            <text:p>1</text:p>
          </table:table-cell>
          <table:table-cell office:value-type="float" office:value="1" table:content-validation-name="val1" table:style-name="ce7">
            <text:p>1.00</text:p>
          </table:table-cell>
          <table:table-cell office:value-type="float" office:value="961" table:style-name="ce8">
            <text:p>961</text:p>
          </table:table-cell>
          <table:table-cell office:value-type="float" office:value="921.46" table:style-name="ce9">
            <text:p>921.46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" table:content-validation-name="val4" table:style-name="ce6">
            <text:p>1</text:p>
          </table:table-cell>
          <table:table-cell office:value-type="float" office:value="1" table:content-validation-name="val1" table:style-name="ce7">
            <text:p>1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.00</text:p>
          </table:table-cell>
          <table:table-cell table:style-name="ce7"/>
          <table:table-cell office:value-type="float" office:value="962" table:style-name="ce8">
            <text:p>962</text:p>
          </table:table-cell>
          <table:table-cell office:value-type="float" office:value="922.46" table:style-name="ce9">
            <text:p>922.46</text:p>
          </table:table-cell>
          <table:table-cell office:value-type="currency" office:value="3974915" table:content-validation-name="val5" table:style-name="ce10">
            <text:p>£3,974,915.00</text:p>
          </table:table-cell>
          <table:table-cell office:value-type="currency" office:value="135046" table:content-validation-name="val5" table:style-name="ce10">
            <text:p>£135,046.00</text:p>
          </table:table-cell>
          <table:table-cell office:value-type="currency" office:value="86010" table:content-validation-name="val5" table:style-name="ce10">
            <text:p>£86,010.00</text:p>
          </table:table-cell>
          <table:table-cell office:value-type="currency" office:value="12526" table:content-validation-name="val5" table:style-name="ce10">
            <text:p>£12,526.00</text:p>
          </table:table-cell>
          <table:table-cell office:value-type="currency" office:value="1147493" table:content-validation-name="val5" table:style-name="ce10">
            <text:p>£1,147,493.00</text:p>
          </table:table-cell>
          <table:table-cell office:value-type="currency" office:value="489042" table:content-validation-name="val5" table:style-name="ce10">
            <text:p>£489,042.00</text:p>
          </table:table-cell>
          <table:table-cell office:value-type="currency" office:value="5845032" table:style-name="ce11">
            <text:p>£5,845,032.00</text:p>
          </table:table-cell>
          <table:table-cell office:value-type="currency" office:value="13347" table:content-validation-name="val5" table:style-name="ce10">
            <text:p>£13,347.00</text:p>
          </table:table-cell>
          <table:table-cell office:value-type="currency" office:value="20000" table:content-validation-name="val5" table:style-name="ce10">
            <text:p>£20,000.00</text:p>
          </table:table-cell>
          <table:table-cell office:value-type="currency" office:value="33347" table:style-name="ce11">
            <text:p>£33,347.00</text:p>
          </table:table-cell>
          <table:table-cell office:value-type="currency" office:value="5878379" table:style-name="ce12">
            <text:p>£5,878,379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Office of the Immigration Services Commissioner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5" table:content-validation-name="val2" table:style-name="ce6">
            <text:p>5</text:p>
          </table:table-cell>
          <table:table-cell office:value-type="float" office:value="2.63" table:content-validation-name="val1" table:style-name="ce7">
            <text:p>2.63</text:p>
          </table:table-cell>
          <table:table-cell office:value-type="float" office:value="8" table:content-validation-name="val2" table:style-name="ce6">
            <text:p>8</text:p>
          </table:table-cell>
          <table:table-cell office:value-type="float" office:value="8" table:content-validation-name="val1" table:style-name="ce7">
            <text:p>8.00</text:p>
          </table:table-cell>
          <table:table-cell office:value-type="float" office:value="41" table:content-validation-name="val2" table:style-name="ce6">
            <text:p>41</text:p>
          </table:table-cell>
          <table:table-cell office:value-type="float" office:value="37.56" table:content-validation-name="val1" table:style-name="ce7">
            <text:p>37.56</text:p>
          </table:table-cell>
          <table:table-cell office:value-type="float" office:value="8" table:content-validation-name="val2" table:style-name="ce6">
            <text:p>8</text:p>
          </table:table-cell>
          <table:table-cell office:value-type="float" office:value="6.6" table:content-validation-name="val1" table:style-name="ce7">
            <text:p>6.60</text:p>
          </table:table-cell>
          <table:table-cell office:value-type="float" office:value="4" table:content-validation-name="val2" table:style-name="ce6">
            <text:p>4</text:p>
          </table:table-cell>
          <table:table-cell office:value-type="float" office:value="3.8" table:content-validation-name="val1" table:style-name="ce7">
            <text:p>3.8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66" table:style-name="ce8">
            <text:p>66</text:p>
          </table:table-cell>
          <table:table-cell office:value-type="float" office:value="58.589999999999996" table:style-name="ce9">
            <text:p>58.59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66" table:style-name="ce8">
            <text:p>66</text:p>
          </table:table-cell>
          <table:table-cell office:value-type="float" office:value="58.589999999999996" table:style-name="ce9">
            <text:p>58.59</text:p>
          </table:table-cell>
          <table:table-cell office:value-type="currency" office:value="236830.01" table:content-validation-name="val5" table:style-name="ce10">
            <text:p>£236,830.01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67559.23" table:content-validation-name="val5" table:style-name="ce10">
            <text:p>£67,559.23</text:p>
          </table:table-cell>
          <table:table-cell office:value-type="currency" office:value="25933.97" table:content-validation-name="val5" table:style-name="ce10">
            <text:p>£25,933.97</text:p>
          </table:table-cell>
          <table:table-cell office:value-type="currency" office:value="330323.20999999996" table:style-name="ce11">
            <text:p>£330,323.21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330323.20999999996" table:style-name="ce11">
            <text:p>£330,323.21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4" table:content-validation-name="val2" table:style-name="ce6">
            <text:p>94</text:p>
          </table:table-cell>
          <table:table-cell office:value-type="float" office:value="83" table:content-validation-name="val1" table:style-name="ce7">
            <text:p>83.00</text:p>
          </table:table-cell>
          <table:table-cell office:value-type="float" office:value="121" table:content-validation-name="val2" table:style-name="ce6">
            <text:p>121</text:p>
          </table:table-cell>
          <table:table-cell office:value-type="float" office:value="112" table:content-validation-name="val1" table:style-name="ce7">
            <text:p>112.00</text:p>
          </table:table-cell>
          <table:table-cell office:value-type="float" office:value="114" table:content-validation-name="val2" table:style-name="ce6">
            <text:p>114</text:p>
          </table:table-cell>
          <table:table-cell office:value-type="float" office:value="108" table:content-validation-name="val1" table:style-name="ce7">
            <text:p>108.00</text:p>
          </table:table-cell>
          <table:table-cell office:value-type="float" office:value="28" table:content-validation-name="val2" table:style-name="ce6">
            <text:p>28</text:p>
          </table:table-cell>
          <table:table-cell office:value-type="float" office:value="28" table:content-validation-name="val1" table:style-name="ce7">
            <text:p>28.00</text:p>
          </table:table-cell>
          <table:table-cell office:value-type="float" office:value="5" table:content-validation-name="val2" table:style-name="ce6">
            <text:p>5</text:p>
          </table:table-cell>
          <table:table-cell office:value-type="float" office:value="5" table:content-validation-name="val1" table:style-name="ce7">
            <text:p>5.00</text:p>
          </table:table-cell>
          <table:table-cell office:value-type="float" office:value="6" table:content-validation-name="val2" table:style-name="ce6">
            <text:p>6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368" table:style-name="ce8">
            <text:p>368</text:p>
          </table:table-cell>
          <table:table-cell office:value-type="float" office:value="336" table:style-name="ce9">
            <text:p>336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3" table:content-validation-name="val4" table:style-name="ce6">
            <text:p>3</text:p>
          </table:table-cell>
          <table:table-cell office:value-type="float" office:value="3" table:content-validation-name="val1" table:style-name="ce7">
            <text:p>3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9">
            <text:p>3.00</text:p>
          </table:table-cell>
          <table:table-cell table:style-name="ce7"/>
          <table:table-cell office:value-type="float" office:value="371" table:style-name="ce8">
            <text:p>371</text:p>
          </table:table-cell>
          <table:table-cell office:value-type="float" office:value="339" table:style-name="ce9">
            <text:p>339.00</text:p>
          </table:table-cell>
          <table:table-cell office:value-type="currency" office:value="1184240.05" table:content-validation-name="val5" table:style-name="ce10">
            <text:p>£1,184,240.05</text:p>
          </table:table-cell>
          <table:table-cell office:value-type="currency" office:value="13634.94" table:content-validation-name="val5" table:style-name="ce10">
            <text:p>£13,634.94</text:p>
          </table:table-cell>
          <table:table-cell office:value-type="currency" office:value="326565.09000000003" table:content-validation-name="val5" table:style-name="ce10">
            <text:p>£326,565.09</text:p>
          </table:table-cell>
          <table:table-cell office:value-type="currency" office:value="8415.6299999999992" table:content-validation-name="val5" table:style-name="ce10">
            <text:p>£8,415.63</text:p>
          </table:table-cell>
          <table:table-cell office:value-type="currency" office:value="326565.09000000003" table:content-validation-name="val5" table:style-name="ce10">
            <text:p>£326,565.09</text:p>
          </table:table-cell>
          <table:table-cell office:value-type="currency" office:value="326565.09000000003" table:content-validation-name="val5" table:style-name="ce10">
            <text:p>£326,565.09</text:p>
          </table:table-cell>
          <table:table-cell office:value-type="currency" office:value="2185985.89" table:style-name="ce11">
            <text:p>£2,185,985.89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40000" table:content-validation-name="val5" table:style-name="ce10">
            <text:p>£40,000.00</text:p>
          </table:table-cell>
          <table:table-cell office:value-type="currency" office:value="40000" table:style-name="ce11">
            <text:p>£40,000.00</text:p>
          </table:table-cell>
          <table:table-cell office:value-type="currency" office:value="2225985.89" table:style-name="ce12">
            <text:p>£2,225,985.89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6" table:content-validation-name="val2" table:style-name="ce6">
            <text:p>6</text:p>
          </table:table-cell>
          <table:table-cell office:value-type="float" office:value="6" table:content-validation-name="val1" table:style-name="ce7">
            <text:p>6.00</text:p>
          </table:table-cell>
          <table:table-cell office:value-type="float" office:value="10" table:content-validation-name="val2" table:style-name="ce6">
            <text:p>10</text:p>
          </table:table-cell>
          <table:table-cell office:value-type="float" office:value="9.1" table:content-validation-name="val1" table:style-name="ce7">
            <text:p>9.10</text:p>
          </table:table-cell>
          <table:table-cell office:value-type="float" office:value="83" table:content-validation-name="val2" table:style-name="ce6">
            <text:p>83</text:p>
          </table:table-cell>
          <table:table-cell office:value-type="float" office:value="81.150000000000006" table:content-validation-name="val1" table:style-name="ce7">
            <text:p>81.15</text:p>
          </table:table-cell>
          <table:table-cell office:value-type="float" office:value="9" table:content-validation-name="val2" table:style-name="ce6">
            <text:p>9</text:p>
          </table:table-cell>
          <table:table-cell office:value-type="float" office:value="8.81" table:content-validation-name="val1" table:style-name="ce7">
            <text:p>8.81</text:p>
          </table:table-cell>
          <table:table-cell office:value-type="float" office:value="4" table:content-validation-name="val2" table:style-name="ce6">
            <text:p>4</text:p>
          </table:table-cell>
          <table:table-cell office:value-type="float" office:value="4" table:content-validation-name="val1" table:style-name="ce7">
            <text:p>4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12" table:style-name="ce8">
            <text:p>112</text:p>
          </table:table-cell>
          <table:table-cell office:value-type="float" office:value="109.06" table:style-name="ce9">
            <text:p>109.06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112" table:style-name="ce8">
            <text:p>112</text:p>
          </table:table-cell>
          <table:table-cell office:value-type="float" office:value="109.06" table:style-name="ce9">
            <text:p>109.06</text:p>
          </table:table-cell>
          <table:table-cell office:value-type="currency" office:value="320674.27" table:content-validation-name="val5" table:style-name="ce10">
            <text:p>£320,674.27</text:p>
          </table:table-cell>
          <table:table-cell office:value-type="currency" office:value="5014.5899999999983" table:content-validation-name="val5" table:style-name="ce10">
            <text:p>£5,014.59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87971.68000000008" table:content-validation-name="val5" table:style-name="ce10">
            <text:p>£87,971.68</text:p>
          </table:table-cell>
          <table:table-cell office:value-type="currency" office:value="34400.310000000027" table:content-validation-name="val5" table:style-name="ce10">
            <text:p>£34,400.31</text:p>
          </table:table-cell>
          <table:table-cell office:value-type="currency" office:value="448060.85000000021" table:style-name="ce11">
            <text:p>£448,060.85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48060.85000000021" table:style-name="ce12">
            <text:p>£448,060.85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number-rows-repeated="5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Raji Mathew John</meta:initial-creator>
    <dc:creator>Raji Mathew John</dc:creator>
    <meta:creation-date>2022-05-25T10:02:41Z</meta:creation-date>
    <dc:date>2025-01-20T15:47:50Z</dc:date>
  </office:meta>
</office:document-meta>
</file>